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StringConverter.objectToString( Object object , Class type , String flavour , 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ObjectStringConverter.isUtilDate( Class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ObjectStringConverter.handle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jectStringConverter.stringToObject( String value , Class type , String flavour ,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